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.547cm" table:align="left"/>
    </style:style>
    <style:style style:name="Table1.A" style:family="table-column">
      <style:table-column-properties style:column-width="12.54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7.941cm" table:align="left"/>
    </style:style>
    <style:style style:name="Table3.A" style:family="table-column">
      <style:table-column-properties style:column-width="7.94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504cm" table:align="left"/>
    </style:style>
    <style:style style:name="Table4.A" style:family="table-column">
      <style:table-column-properties style:column-width="0.50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.75cm" table:align="left"/>
    </style:style>
    <style:style style:name="Table5.A" style:family="table-column">
      <style:table-column-properties style:column-width="1.7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3.572cm" table:align="left"/>
    </style:style>
    <style:style style:name="Table6.A" style:family="table-column">
      <style:table-column-properties style:column-width="3.57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0.298cm" table:align="left"/>
    </style:style>
    <style:style style:name="Table7.A" style:family="table-column">
      <style:table-column-properties style:column-width="0.29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8.361cm" table:align="left"/>
    </style:style>
    <style:style style:name="Table8.A" style:family="table-column">
      <style:table-column-properties style:column-width="8.361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.406cm" table:align="left"/>
    </style:style>
    <style:style style:name="Table9.A" style:family="table-column">
      <style:table-column-properties style:column-width="1.406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6.796cm" table:align="left"/>
    </style:style>
    <style:style style:name="Table10.A" style:family="table-column">
      <style:table-column-properties style:column-width="6.796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8.768cm" table:align="left"/>
    </style:style>
    <style:style style:name="Table11.A" style:family="table-column">
      <style:table-column-properties style:column-width="8.76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7.382cm" table:align="left"/>
    </style:style>
    <style:style style:name="Table12.A" style:family="table-column">
      <style:table-column-properties style:column-width="7.382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2.584cm" table:align="left"/>
    </style:style>
    <style:style style:name="Table13.A" style:family="table-column">
      <style:table-column-properties style:column-width="2.584cm"/>
    </style:style>
    <style:style style:name="Table13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 fo:padding="0.079cm" fo:border="0.06pt inset #000000" style:writing-mode="lr-tb"/>
    </style:style>
    <style:style style:name="P3" style:family="paragraph" style:parent-style-name="Preformatted_20_Text">
      <style:paragraph-properties fo:margin-top="0cm" fo:margin-bottom="0cm" loext:contextual-spacing="false" fo:text-align="start" style:justify-single-word="false" fo:padding="0.079cm" fo:border="0.06pt inset #000000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522"/>/*Check to see if the specified device is currently mounted - abort if it is */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LC523"/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524"/>static void check_mount(char *device_name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525"/>{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26"/>FILE *f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527"/>struct mntent *mnt;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1"><text:bookmark text:name="LC528"/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529"/>if ((f = setmntent(MOUNTED, "r")) == NULL)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530"/>return;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531"/>while ((mnt = getmntent(f)) != NULL)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532"/>if (strcmp(device_name, mnt-&gt;mnt_fsname) == 0)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533"/>die("%s contains a mounted filesystem.");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534"/>endmntent(f);</text:p>
          </table:table-cell>
        </table:table-row>
      </table:table>
      <text:p text:style-name="Text_20_body">}</text:p>
      <text:p text:style-name="Text_20_body"/>
      <text:p text:style-name="Text_20_body"/>
      <text:p text:style-name="P2">#include &lt;stdio.h&gt;</text:p>
      <text:p text:style-name="P3">#include &lt;errno.h&gt;</text:p>
      <text:p text:style-name="P3">#include &lt;string.h&gt;</text:p>
      <text:p text:style-name="P3">#include &lt;sys/mount.h&gt;</text:p>
      <text:p text:style-name="P3"/>
      <text:p text:style-name="P3">int main()</text:p>
      <text:p text:style-name="P3">{</text:p>
      <text:p text:style-name="P3"><text:s text:c="3"/>const char* src <text:s/>= "none";</text:p>
      <text:p text:style-name="P3"><text:s text:c="3"/>const char* trgt = "/var/tmp";</text:p>
      <text:p text:style-name="P3"><text:s text:c="3"/>const char* type = "tmpfs";</text:p>
      <text:p text:style-name="P3"><text:s text:c="3"/>const unsigned long mntflags = 0;</text:p>
      <text:p text:style-name="P3"><text:s text:c="3"/>const char* opts = "mode=0700,uid=65534"; <text:s text:c="2"/>/* 65534 is the uid of nobody */</text:p>
      <text:p text:style-name="P3"/>
      <text:p text:style-name="P3"><text:s text:c="3"/>int result = mount(src, trgt, type, mntflags, opts);</text:p>
      <text:p text:style-name="P3"/>
      <text:p text:style-name="P3"><text:s text:c="3"/>if (result == 0)</text:p>
      <text:p text:style-name="P3"><text:s text:c="3"/>{</text:p>
      <text:p text:style-name="P3"><text:s text:c="6"/>printf("Mount created at %s...\n", trgt);</text:p>
      <text:p text:style-name="P3"><text:s text:c="6"/>printf("Press &lt;return&gt; to unmount the volume: ");</text:p>
      <text:p text:style-name="P3"><text:s text:c="6"/>getchar();</text:p>
      <text:p text:style-name="P3"/>
      <text:p text:style-name="P3"><text:s text:c="6"/>umount(trgt);</text:p>
      <text:p text:style-name="P3"><text:s text:c="3"/>}</text:p>
      <text:p text:style-name="P3"><text:s text:c="3"/>else</text:p>
      <text:p text:style-name="P3"><text:s text:c="3"/>{</text:p>
      <text:p text:style-name="P3"><text:s text:c="6"/>printf("Error : Failed to mount %s\n"</text:p>
      <text:p text:style-name="P3"><text:s text:c="13"/>"Reason: %s [%d]\n",</text:p>
      <text:p text:style-name="P3"><text:s text:c="13"/>src, strerror(errno), errno);</text:p>
      <text:p text:style-name="P3"><text:s text:c="6"/>return -1;</text:p>
      <text:p text:style-name="P3"><text:s text:c="3"/>}</text:p>
      <text:p text:style-name="P3"/>
      <text:p text:style-name="P3"><text:s text:c="3"/>return 0;</text:p>
      <text:p text:style-name="P3">}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1:07:31.824259005</meta:creation-date>
    <dc:date>2018-10-31T11:58:06.212282762</dc:date>
    <meta:editing-duration>PT9M30S</meta:editing-duration>
    <meta:editing-cycles>2</meta:editing-cycles>
    <meta:generator>LibreOffice/5.1.6.2$Linux_X86_64 LibreOffice_project/10m0$Build-2</meta:generator>
    <meta:document-statistic meta:table-count="13" meta:image-count="0" meta:object-count="0" meta:page-count="1" meta:paragraph-count="40" meta:word-count="145" meta:character-count="1011" meta:non-whitespace-character-count="802"/>
  </office:meta>
</office:document-meta>
</file>